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20000011000000DD000000DDB1B86C74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11000000DD000000DDB1B86C74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rgebnisse" table:style-name="ta1">
        <table:shapes>
          <draw:frame draw:z-index="0" draw:style-name="gr1" svg:width="19.638cm" svg:height="16.653cm" svg:x="19.393cm" svg:y="14.688cm">
            <draw:object draw:notify-on-update-of-ranges="Ergebnisse.D2:Ergebnisse.D32 Ergebnisse.D1:Ergebnisse.D1 Ergebnisse.B2:Ergebnisse.B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9.777cm" svg:height="16.833cm" svg:x="0cm" svg:y="16.752cm">
            <draw:object draw:notify-on-update-of-ranges="Ergebnisse.A2:Ergebnisse.A32 Ergebnisse.B1:Ergebnisse.B1 Ergebnisse.B2:Ergebnisse.B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</text:p>
          </table:table-cell>
          <table:table-cell office:value-type="string">
            <text:p>STDEV LIFT</text:p>
          </table:table-cell>
          <table:table-cell office:value-type="string">
            <text:p>DRAG</text:p>
          </table:table-cell>
          <table:table-cell office:value-type="string">
            <text:p>STDEV DRAG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table:formula="of:=AVERAGE(['Messung 1'.B2];['Messung 2'.B2];['Messung 3'.B2])" office:value-type="float" office:value="5.42405866666667">
            <text:p>5,4240586667</text:p>
          </table:table-cell>
          <table:table-cell table:formula="of:=STDEV(['Messung 1'.B2];['Messung 2'.B2];['Messung 3'.B2])" office:value-type="float" office:value="0.00880777618547004">
            <text:p>0,0088077762</text:p>
          </table:table-cell>
          <table:table-cell table:formula="of:=AVERAGE(['Messung 1'.D2];['Messung 2'.D2];['Messung 3'.D2])" office:value-type="float" office:value="-23.668505">
            <text:p>-23,668505</text:p>
          </table:table-cell>
          <table:table-cell table:formula="of:=STDEV(['Messung 1'.D2];['Messung 2'.D2];['Messung 3'.D2])" office:value-type="float" office:value="0.167803544727161">
            <text:p>0,1678035447</text:p>
          </table:table-cell>
        </table:table-row>
        <table:table-row table:style-name="ro2">
          <table:table-cell office:value-type="float" office:value="-42">
            <text:p>-42</text:p>
          </table:table-cell>
          <table:table-cell table:formula="of:=AVERAGE(['Messung 1'.B3];['Messung 2'.B3];['Messung 3'.B3])" office:value-type="float" office:value="5.42507533333333">
            <text:p>5,4250753333</text:p>
          </table:table-cell>
          <table:table-cell table:formula="of:=STDEV(['Messung 1'.B3];['Messung 2'.B3];['Messung 3'.B3])" office:value-type="float" office:value="0.00752148099335043">
            <text:p>0,007521481</text:p>
          </table:table-cell>
          <table:table-cell table:formula="of:=AVERAGE(['Messung 1'.D3];['Messung 2'.D3];['Messung 3'.D3])" office:value-type="float" office:value="-20.9652653333333">
            <text:p>-20,9652653333</text:p>
          </table:table-cell>
          <table:table-cell table:formula="of:=STDEV(['Messung 1'.D3];['Messung 2'.D3];['Messung 3'.D3])" office:value-type="float" office:value="0.107871559112369">
            <text:p>0,1078715591</text:p>
          </table:table-cell>
        </table:table-row>
        <table:table-row table:style-name="ro2">
          <table:table-cell office:value-type="float" office:value="-39">
            <text:p>-39</text:p>
          </table:table-cell>
          <table:table-cell table:formula="of:=AVERAGE(['Messung 1'.B4];['Messung 2'.B4];['Messung 3'.B4])" office:value-type="float" office:value="5.439666">
            <text:p>5,439666</text:p>
          </table:table-cell>
          <table:table-cell table:formula="of:=STDEV(['Messung 1'.B4];['Messung 2'.B4];['Messung 3'.B4])" office:value-type="float" office:value="0.0209581921214593">
            <text:p>0,0209581921</text:p>
          </table:table-cell>
          <table:table-cell table:formula="of:=AVERAGE(['Messung 1'.D4];['Messung 2'.D4];['Messung 3'.D4])" office:value-type="float" office:value="-18.0453983333333">
            <text:p>-18,0453983333</text:p>
          </table:table-cell>
          <table:table-cell table:formula="of:=STDEV(['Messung 1'.D4];['Messung 2'.D4];['Messung 3'.D4])" office:value-type="float" office:value="0.254983841127892">
            <text:p>0,2549838411</text:p>
          </table:table-cell>
        </table:table-row>
        <table:table-row table:style-name="ro2">
          <table:table-cell office:value-type="float" office:value="-36">
            <text:p>-36</text:p>
          </table:table-cell>
          <table:table-cell table:formula="of:=AVERAGE(['Messung 1'.B5];['Messung 2'.B5];['Messung 3'.B5])" office:value-type="float" office:value="5.641675">
            <text:p>5,641675</text:p>
          </table:table-cell>
          <table:table-cell table:formula="of:=STDEV(['Messung 1'.B5];['Messung 2'.B5];['Messung 3'.B5])" office:value-type="float" office:value="0.0442213349979396">
            <text:p>0,044221335</text:p>
          </table:table-cell>
          <table:table-cell table:formula="of:=AVERAGE(['Messung 1'.D5];['Messung 2'.D5];['Messung 3'.D5])" office:value-type="float" office:value="-15.2098296666667">
            <text:p>-15,2098296667</text:p>
          </table:table-cell>
          <table:table-cell table:formula="of:=STDEV(['Messung 1'.D5];['Messung 2'.D5];['Messung 3'.D5])" office:value-type="float" office:value="0.125812123789138">
            <text:p>0,1258121238</text:p>
          </table:table-cell>
        </table:table-row>
        <table:table-row table:style-name="ro2">
          <table:table-cell office:value-type="float" office:value="-33">
            <text:p>-33</text:p>
          </table:table-cell>
          <table:table-cell table:formula="of:=AVERAGE(['Messung 1'.B6];['Messung 2'.B6];['Messung 3'.B6])" office:value-type="float" office:value="5.75107533333333">
            <text:p>5,7510753333</text:p>
          </table:table-cell>
          <table:table-cell table:formula="of:=STDEV(['Messung 1'.B6];['Messung 2'.B6];['Messung 3'.B6])" office:value-type="float" office:value="0.071096531886818">
            <text:p>0,0710965319</text:p>
          </table:table-cell>
          <table:table-cell table:formula="of:=AVERAGE(['Messung 1'.D6];['Messung 2'.D6];['Messung 3'.D6])" office:value-type="float" office:value="-12.754572">
            <text:p>-12,754572</text:p>
          </table:table-cell>
          <table:table-cell table:formula="of:=STDEV(['Messung 1'.D6];['Messung 2'.D6];['Messung 3'.D6])" office:value-type="float" office:value="0.424814392980041">
            <text:p>0,424814393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table:formula="of:=AVERAGE(['Messung 1'.B7];['Messung 2'.B7];['Messung 3'.B7])" office:value-type="float" office:value="6.12656066666667">
            <text:p>6,1265606667</text:p>
          </table:table-cell>
          <table:table-cell table:formula="of:=STDEV(['Messung 1'.B7];['Messung 2'.B7];['Messung 3'.B7])" office:value-type="float" office:value="0.17109238588065">
            <text:p>0,1710923859</text:p>
          </table:table-cell>
          <table:table-cell table:formula="of:=AVERAGE(['Messung 1'.D7];['Messung 2'.D7];['Messung 3'.D7])" office:value-type="float" office:value="-9.93885066666667">
            <text:p>-9,9388506667</text:p>
          </table:table-cell>
          <table:table-cell table:formula="of:=STDEV(['Messung 1'.D7];['Messung 2'.D7];['Messung 3'.D7])" office:value-type="float" office:value="0.34910100602309">
            <text:p>0,349101006</text:p>
          </table:table-cell>
        </table:table-row>
        <table:table-row table:style-name="ro2">
          <table:table-cell office:value-type="float" office:value="-27">
            <text:p>-27</text:p>
          </table:table-cell>
          <table:table-cell table:formula="of:=AVERAGE(['Messung 1'.B8];['Messung 2'.B8];['Messung 3'.B8])" office:value-type="float" office:value="6.48199333333333">
            <text:p>6,4819933333</text:p>
          </table:table-cell>
          <table:table-cell table:formula="of:=STDEV(['Messung 1'.B8];['Messung 2'.B8];['Messung 3'.B8])" office:value-type="float" office:value="0.0800980770077118">
            <text:p>0,080098077</text:p>
          </table:table-cell>
          <table:table-cell table:formula="of:=AVERAGE(['Messung 1'.D8];['Messung 2'.D8];['Messung 3'.D8])" office:value-type="float" office:value="-7.76808433333333">
            <text:p>-7,7680843333</text:p>
          </table:table-cell>
          <table:table-cell table:formula="of:=STDEV(['Messung 1'.D8];['Messung 2'.D8];['Messung 3'.D8])" office:value-type="float" office:value="0.305044072826097">
            <text:p>0,3050440728</text:p>
          </table:table-cell>
        </table:table-row>
        <table:table-row table:style-name="ro2">
          <table:table-cell office:value-type="float" office:value="-24">
            <text:p>-24</text:p>
          </table:table-cell>
          <table:table-cell table:formula="of:=AVERAGE(['Messung 1'.B9];['Messung 2'.B9];['Messung 3'.B9])" office:value-type="float" office:value="6.70398866666667">
            <text:p>6,7039886667</text:p>
          </table:table-cell>
          <table:table-cell table:formula="of:=STDEV(['Messung 1'.B9];['Messung 2'.B9];['Messung 3'.B9])" office:value-type="float" office:value="0.0192182518802652">
            <text:p>0,0192182519</text:p>
          </table:table-cell>
          <table:table-cell table:formula="of:=AVERAGE(['Messung 1'.D9];['Messung 2'.D9];['Messung 3'.D9])" office:value-type="float" office:value="-6.01960866666667">
            <text:p>-6,0196086667</text:p>
          </table:table-cell>
          <table:table-cell table:formula="of:=STDEV(['Messung 1'.D9];['Messung 2'.D9];['Messung 3'.D9])" office:value-type="float" office:value="0.0523090395279184">
            <text:p>0,0523090395</text:p>
          </table:table-cell>
        </table:table-row>
        <table:table-row table:style-name="ro2">
          <table:table-cell office:value-type="float" office:value="-21">
            <text:p>-21</text:p>
          </table:table-cell>
          <table:table-cell table:formula="of:=AVERAGE(['Messung 1'.B10];['Messung 2'.B10];['Messung 3'.B10])" office:value-type="float" office:value="6.90494866666667">
            <text:p>6,9049486667</text:p>
          </table:table-cell>
          <table:table-cell table:formula="of:=STDEV(['Messung 1'.B10];['Messung 2'.B10];['Messung 3'.B10])" office:value-type="float" office:value="0.0378904722896579">
            <text:p>0,0378904723</text:p>
          </table:table-cell>
          <table:table-cell table:formula="of:=AVERAGE(['Messung 1'.D10];['Messung 2'.D10];['Messung 3'.D10])" office:value-type="float" office:value="-4.511436">
            <text:p>-4,511436</text:p>
          </table:table-cell>
          <table:table-cell table:formula="of:=STDEV(['Messung 1'.D10];['Messung 2'.D10];['Messung 3'.D10])" office:value-type="float" office:value="0.075330342014357">
            <text:p>0,075330342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table:formula="of:=AVERAGE(['Messung 1'.B11];['Messung 2'.B11];['Messung 3'.B11])" office:value-type="float" office:value="7.06092">
            <text:p>7,06092</text:p>
          </table:table-cell>
          <table:table-cell table:formula="of:=STDEV(['Messung 1'.B11];['Messung 2'.B11];['Messung 3'.B11])" office:value-type="float" office:value="0.0121002623112061">
            <text:p>0,0121002623</text:p>
          </table:table-cell>
          <table:table-cell table:formula="of:=AVERAGE(['Messung 1'.D11];['Messung 2'.D11];['Messung 3'.D11])" office:value-type="float" office:value="-3.34803066666667">
            <text:p>-3,3480306667</text:p>
          </table:table-cell>
          <table:table-cell table:formula="of:=STDEV(['Messung 1'.D11];['Messung 2'.D11];['Messung 3'.D11])" office:value-type="float" office:value="0.0601673201691195">
            <text:p>0,0601673202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table:formula="of:=AVERAGE(['Messung 1'.B12];['Messung 2'.B12];['Messung 3'.B12])" office:value-type="float" office:value="7.226642">
            <text:p>7,226642</text:p>
          </table:table-cell>
          <table:table-cell table:formula="of:=STDEV(['Messung 1'.B12];['Messung 2'.B12];['Messung 3'.B12])" office:value-type="float" office:value="0.0296981553635908">
            <text:p>0,0296981554</text:p>
          </table:table-cell>
          <table:table-cell table:formula="of:=AVERAGE(['Messung 1'.D12];['Messung 2'.D12];['Messung 3'.D12])" office:value-type="float" office:value="-2.16343466666667">
            <text:p>-2,1634346667</text:p>
          </table:table-cell>
          <table:table-cell table:formula="of:=STDEV(['Messung 1'.D12];['Messung 2'.D12];['Messung 3'.D12])" office:value-type="float" office:value="0.0464904673705624">
            <text:p>0,0464904674</text:p>
          </table:table-cell>
        </table:table-row>
        <table:table-row table:style-name="ro2">
          <table:table-cell office:value-type="float" office:value="-12">
            <text:p>-12</text:p>
          </table:table-cell>
          <table:table-cell table:formula="of:=AVERAGE(['Messung 1'.B13];['Messung 2'.B13];['Messung 3'.B13])" office:value-type="float" office:value="7.43408033333333">
            <text:p>7,4340803333</text:p>
          </table:table-cell>
          <table:table-cell table:formula="of:=STDEV(['Messung 1'.B13];['Messung 2'.B13];['Messung 3'.B13])" office:value-type="float" office:value="0.0284415238925995">
            <text:p>0,0284415239</text:p>
          </table:table-cell>
          <table:table-cell table:formula="of:=AVERAGE(['Messung 1'.D13];['Messung 2'.D13];['Messung 3'.D13])" office:value-type="float" office:value="-1.12784166666667">
            <text:p>-1,1278416667</text:p>
          </table:table-cell>
          <table:table-cell table:formula="of:=STDEV(['Messung 1'.D13];['Messung 2'.D13];['Messung 3'.D13])" office:value-type="float" office:value="0.012705857599286">
            <text:p>0,0127058576</text:p>
          </table:table-cell>
        </table:table-row>
        <table:table-row table:style-name="ro2">
          <table:table-cell office:value-type="float" office:value="-9">
            <text:p>-9</text:p>
          </table:table-cell>
          <table:table-cell table:formula="of:=AVERAGE(['Messung 1'.B14];['Messung 2'.B14];['Messung 3'.B14])" office:value-type="float" office:value="7.65069433333333">
            <text:p>7,6506943333</text:p>
          </table:table-cell>
          <table:table-cell table:formula="of:=STDEV(['Messung 1'.B14];['Messung 2'.B14];['Messung 3'.B14])" office:value-type="float" office:value="0.0305600366710078">
            <text:p>0,0305600367</text:p>
          </table:table-cell>
          <table:table-cell table:formula="of:=AVERAGE(['Messung 1'.D14];['Messung 2'.D14];['Messung 3'.D14])" office:value-type="float" office:value="-0.192856666666667">
            <text:p>-0,1928566667</text:p>
          </table:table-cell>
          <table:table-cell table:formula="of:=STDEV(['Messung 1'.D14];['Messung 2'.D14];['Messung 3'.D14])" office:value-type="float" office:value="0.0171388479289984">
            <text:p>0,0171388479</text:p>
          </table:table-cell>
        </table:table-row>
        <table:table-row table:style-name="ro2">
          <table:table-cell office:value-type="float" office:value="-6">
            <text:p>-6</text:p>
          </table:table-cell>
          <table:table-cell table:formula="of:=AVERAGE(['Messung 1'.B15];['Messung 2'.B15];['Messung 3'.B15])" office:value-type="float" office:value="8.06179466666667">
            <text:p>8,0617946667</text:p>
          </table:table-cell>
          <table:table-cell table:formula="of:=STDEV(['Messung 1'.B15];['Messung 2'.B15];['Messung 3'.B15])" office:value-type="float" office:value="0.010748984711745">
            <text:p>0,0107489847</text:p>
          </table:table-cell>
          <table:table-cell table:formula="of:=AVERAGE(['Messung 1'.D15];['Messung 2'.D15];['Messung 3'.D15])" office:value-type="float" office:value="0.655439">
            <text:p>0,655439</text:p>
          </table:table-cell>
          <table:table-cell table:formula="of:=STDEV(['Messung 1'.D15];['Messung 2'.D15];['Messung 3'.D15])" office:value-type="float" office:value="0.0122626205600597">
            <text:p>0,0122626206</text:p>
          </table:table-cell>
        </table:table-row>
        <table:table-row table:style-name="ro2">
          <table:table-cell office:value-type="float" office:value="-3">
            <text:p>-3</text:p>
          </table:table-cell>
          <table:table-cell table:formula="of:=AVERAGE(['Messung 1'.B16];['Messung 2'.B16];['Messung 3'.B16])" office:value-type="float" office:value="8.90554066666667">
            <text:p>8,9055406667</text:p>
          </table:table-cell>
          <table:table-cell table:formula="of:=STDEV(['Messung 1'.B16];['Messung 2'.B16];['Messung 3'.B16])" office:value-type="float" office:value="0.0364134610595218">
            <text:p>0,0364134611</text:p>
          </table:table-cell>
          <table:table-cell table:formula="of:=AVERAGE(['Messung 1'.D16];['Messung 2'.D16];['Messung 3'.D16])" office:value-type="float" office:value="1.35645933333333">
            <text:p>1,3564593333</text:p>
          </table:table-cell>
          <table:table-cell table:formula="of:=STDEV(['Messung 1'.D16];['Messung 2'.D16];['Messung 3'.D16])" office:value-type="float" office:value="0.0252270167941699">
            <text:p>0,0252270168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AVERAGE(['Messung 1'.B17];['Messung 2'.B17];['Messung 3'.B17])" office:value-type="float" office:value="10.3312833333333">
            <text:p>10,3312833333</text:p>
          </table:table-cell>
          <table:table-cell table:formula="of:=STDEV(['Messung 1'.B17];['Messung 2'.B17];['Messung 3'.B17])" office:value-type="float" office:value="0.0207927545393429">
            <text:p>0,0207927545</text:p>
          </table:table-cell>
          <table:table-cell table:formula="of:=AVERAGE(['Messung 1'.D17];['Messung 2'.D17];['Messung 3'.D17])" office:value-type="float" office:value="1.72922833333333">
            <text:p>1,7292283333</text:p>
          </table:table-cell>
          <table:table-cell table:formula="of:=STDEV(['Messung 1'.D17];['Messung 2'.D17];['Messung 3'.D17])" office:value-type="float" office:value="0.0156028958316503">
            <text:p>0,015602895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AVERAGE(['Messung 1'.B18];['Messung 2'.B18];['Messung 3'.B18])" office:value-type="float" office:value="11.8188636666667">
            <text:p>11,8188636667</text:p>
          </table:table-cell>
          <table:table-cell table:formula="of:=STDEV(['Messung 1'.B18];['Messung 2'.B18];['Messung 3'.B18])" office:value-type="float" office:value="0.0143229457980312">
            <text:p>0,0143229458</text:p>
          </table:table-cell>
          <table:table-cell table:formula="of:=AVERAGE(['Messung 1'.D18];['Messung 2'.D18];['Messung 3'.D18])" office:value-type="float" office:value="1.70132933333333">
            <text:p>1,7013293333</text:p>
          </table:table-cell>
          <table:table-cell table:formula="of:=STDEV(['Messung 1'.D18];['Messung 2'.D18];['Messung 3'.D18])" office:value-type="float" office:value="0.0203874912957268">
            <text:p>0,020387491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AVERAGE(['Messung 1'.B19];['Messung 2'.B19];['Messung 3'.B19])" office:value-type="float" office:value="13.2996433333333">
            <text:p>13,2996433333</text:p>
          </table:table-cell>
          <table:table-cell table:formula="of:=STDEV(['Messung 1'.B19];['Messung 2'.B19];['Messung 3'.B19])" office:value-type="float" office:value="0.0274623250350973">
            <text:p>0,027462325</text:p>
          </table:table-cell>
          <table:table-cell table:formula="of:=AVERAGE(['Messung 1'.D19];['Messung 2'.D19];['Messung 3'.D19])" office:value-type="float" office:value="1.47269766666667">
            <text:p>1,4726976667</text:p>
          </table:table-cell>
          <table:table-cell table:formula="of:=STDEV(['Messung 1'.D19];['Messung 2'.D19];['Messung 3'.D19])" office:value-type="float" office:value="0.0141818405129">
            <text:p>0,0141818405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AVERAGE(['Messung 1'.B20];['Messung 2'.B20];['Messung 3'.B20])" office:value-type="float" office:value="14.2571193333333">
            <text:p>14,2571193333</text:p>
          </table:table-cell>
          <table:table-cell table:formula="of:=STDEV(['Messung 1'.B20];['Messung 2'.B20];['Messung 3'.B20])" office:value-type="float" office:value="0.0136237346690738">
            <text:p>0,0136237347</text:p>
          </table:table-cell>
          <table:table-cell table:formula="of:=AVERAGE(['Messung 1'.D20];['Messung 2'.D20];['Messung 3'.D20])" office:value-type="float" office:value="0.710143333333333">
            <text:p>0,7101433333</text:p>
          </table:table-cell>
          <table:table-cell table:formula="of:=STDEV(['Messung 1'.D20];['Messung 2'.D20];['Messung 3'.D20])" office:value-type="float" office:value="0.0127254682559557">
            <text:p>0,012725468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AVERAGE(['Messung 1'.B21];['Messung 2'.B21];['Messung 3'.B21])" office:value-type="float" office:value="15.04652">
            <text:p>15,04652</text:p>
          </table:table-cell>
          <table:table-cell table:formula="of:=STDEV(['Messung 1'.B21];['Messung 2'.B21];['Messung 3'.B21])" office:value-type="float" office:value="0.0353399384266582">
            <text:p>0,0353399384</text:p>
          </table:table-cell>
          <table:table-cell table:formula="of:=AVERAGE(['Messung 1'.D21];['Messung 2'.D21];['Messung 3'.D21])" office:value-type="float" office:value="-0.414731666666667">
            <text:p>-0,4147316667</text:p>
          </table:table-cell>
          <table:table-cell table:formula="of:=STDEV(['Messung 1'.D21];['Messung 2'.D21];['Messung 3'.D21])" office:value-type="float" office:value="0.00730319192773497">
            <text:p>0,0073031919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AVERAGE(['Messung 1'.B22];['Messung 2'.B22];['Messung 3'.B22])" office:value-type="float" office:value="15.1203503333333">
            <text:p>15,1203503333</text:p>
          </table:table-cell>
          <table:table-cell table:formula="of:=STDEV(['Messung 1'.B22];['Messung 2'.B22];['Messung 3'.B22])" office:value-type="float" office:value="0.0732657912079938">
            <text:p>0,0732657912</text:p>
          </table:table-cell>
          <table:table-cell table:formula="of:=AVERAGE(['Messung 1'.D22];['Messung 2'.D22];['Messung 3'.D22])" office:value-type="float" office:value="-2.78063566666667">
            <text:p>-2,7806356667</text:p>
          </table:table-cell>
          <table:table-cell table:formula="of:=STDEV(['Messung 1'.D22];['Messung 2'.D22];['Messung 3'.D22])" office:value-type="float" office:value="0.0330079372474763">
            <text:p>0,03300793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AVERAGE(['Messung 1'.B23];['Messung 2'.B23];['Messung 3'.B23])" office:value-type="float" office:value="14.5580213333333">
            <text:p>14,5580213333</text:p>
          </table:table-cell>
          <table:table-cell table:formula="of:=STDEV(['Messung 1'.B23];['Messung 2'.B23];['Messung 3'.B23])" office:value-type="float" office:value="0.0285132979210287">
            <text:p>0,0285132979</text:p>
          </table:table-cell>
          <table:table-cell table:formula="of:=AVERAGE(['Messung 1'.D23];['Messung 2'.D23];['Messung 3'.D23])" office:value-type="float" office:value="-4.76152466666667">
            <text:p>-4,7615246667</text:p>
          </table:table-cell>
          <table:table-cell table:formula="of:=STDEV(['Messung 1'.D23];['Messung 2'.D23];['Messung 3'.D23])" office:value-type="float" office:value="0.035537062460667">
            <text:p>0,035537062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AVERAGE(['Messung 1'.B24];['Messung 2'.B24];['Messung 3'.B24])" office:value-type="float" office:value="14.357697">
            <text:p>14,357697</text:p>
          </table:table-cell>
          <table:table-cell table:formula="of:=STDEV(['Messung 1'.B24];['Messung 2'.B24];['Messung 3'.B24])" office:value-type="float" office:value="0.0345259417395092">
            <text:p>0,0345259417</text:p>
          </table:table-cell>
          <table:table-cell table:formula="of:=AVERAGE(['Messung 1'.D24];['Messung 2'.D24];['Messung 3'.D24])" office:value-type="float" office:value="-6.118102">
            <text:p>-6,118102</text:p>
          </table:table-cell>
          <table:table-cell table:formula="of:=STDEV(['Messung 1'.D24];['Messung 2'.D24];['Messung 3'.D24])" office:value-type="float" office:value="0.00575394586349213">
            <text:p>0,005753945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AVERAGE(['Messung 1'.B25];['Messung 2'.B25];['Messung 3'.B25])" office:value-type="float" office:value="14.213096">
            <text:p>14,213096</text:p>
          </table:table-cell>
          <table:table-cell table:formula="of:=STDEV(['Messung 1'.B25];['Messung 2'.B25];['Messung 3'.B25])" office:value-type="float" office:value="0.038841507115456">
            <text:p>0,0388415071</text:p>
          </table:table-cell>
          <table:table-cell table:formula="of:=AVERAGE(['Messung 1'.D25];['Messung 2'.D25];['Messung 3'.D25])" office:value-type="float" office:value="-7.31885333333333">
            <text:p>-7,3188533333</text:p>
          </table:table-cell>
          <table:table-cell table:formula="of:=STDEV(['Messung 1'.D25];['Messung 2'.D25];['Messung 3'.D25])" office:value-type="float" office:value="0.0846228759930395">
            <text:p>0,08462287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formula="of:=AVERAGE(['Messung 1'.B26];['Messung 2'.B26];['Messung 3'.B26])" office:value-type="float" office:value="14.171712">
            <text:p>14,171712</text:p>
          </table:table-cell>
          <table:table-cell table:formula="of:=STDEV(['Messung 1'.B26];['Messung 2'.B26];['Messung 3'.B26])" office:value-type="float" office:value="0.036321896040818">
            <text:p>0,036321896</text:p>
          </table:table-cell>
          <table:table-cell table:formula="of:=AVERAGE(['Messung 1'.D26];['Messung 2'.D26];['Messung 3'.D26])" office:value-type="float" office:value="-8.76221533333333">
            <text:p>-8,7622153333</text:p>
          </table:table-cell>
          <table:table-cell table:formula="of:=STDEV(['Messung 1'.D26];['Messung 2'.D26];['Messung 3'.D26])" office:value-type="float" office:value="0.0399264730515144">
            <text:p>0,039926473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AVERAGE(['Messung 1'.B27];['Messung 2'.B27];['Messung 3'.B27])" office:value-type="float" office:value="14.302198">
            <text:p>14,302198</text:p>
          </table:table-cell>
          <table:table-cell table:formula="of:=STDEV(['Messung 1'.B27];['Messung 2'.B27];['Messung 3'.B27])" office:value-type="float" office:value="0.0278027260354091">
            <text:p>0,027802726</text:p>
          </table:table-cell>
          <table:table-cell table:formula="of:=AVERAGE(['Messung 1'.D27];['Messung 2'.D27];['Messung 3'.D27])" office:value-type="float" office:value="-10.6304793333333">
            <text:p>-10,6304793333</text:p>
          </table:table-cell>
          <table:table-cell table:formula="of:=STDEV(['Messung 1'.D27];['Messung 2'.D27];['Messung 3'.D27])" office:value-type="float" office:value="0.118158792674661">
            <text:p>0,118158792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AVERAGE(['Messung 1'.B28];['Messung 2'.B28];['Messung 3'.B28])" office:value-type="float" office:value="14.4612993333333">
            <text:p>14,4612993333</text:p>
          </table:table-cell>
          <table:table-cell table:formula="of:=STDEV(['Messung 1'.B28];['Messung 2'.B28];['Messung 3'.B28])" office:value-type="float" office:value="0.0958512772910894">
            <text:p>0,0958512773</text:p>
          </table:table-cell>
          <table:table-cell table:formula="of:=AVERAGE(['Messung 1'.D28];['Messung 2'.D28];['Messung 3'.D28])" office:value-type="float" office:value="-12.957214">
            <text:p>-12,957214</text:p>
          </table:table-cell>
          <table:table-cell table:formula="of:=STDEV(['Messung 1'.D28];['Messung 2'.D28];['Messung 3'.D28])" office:value-type="float" office:value="0.155312531873638">
            <text:p>0,155312531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AVERAGE(['Messung 1'.B29];['Messung 2'.B29];['Messung 3'.B29])" office:value-type="float" office:value="15.0094396666667">
            <text:p>15,0094396667</text:p>
          </table:table-cell>
          <table:table-cell table:formula="of:=STDEV(['Messung 1'.B29];['Messung 2'.B29];['Messung 3'.B29])" office:value-type="float" office:value="0.0455356070381557">
            <text:p>0,045535607</text:p>
          </table:table-cell>
          <table:table-cell table:formula="of:=AVERAGE(['Messung 1'.D29];['Messung 2'.D29];['Messung 3'.D29])" office:value-type="float" office:value="-16.8721326666667">
            <text:p>-16,8721326667</text:p>
          </table:table-cell>
          <table:table-cell table:formula="of:=STDEV(['Messung 1'.D29];['Messung 2'.D29];['Messung 3'.D29])" office:value-type="float" office:value="0.180718023819798">
            <text:p>0,1807180238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AVERAGE(['Messung 1'.B30];['Messung 2'.B30];['Messung 3'.B30])" office:value-type="float" office:value="15.185143">
            <text:p>15,185143</text:p>
          </table:table-cell>
          <table:table-cell table:formula="of:=STDEV(['Messung 1'.B30];['Messung 2'.B30];['Messung 3'.B30])" office:value-type="float" office:value="0.0203065640618985">
            <text:p>0,0203065641</text:p>
          </table:table-cell>
          <table:table-cell table:formula="of:=AVERAGE(['Messung 1'.D30];['Messung 2'.D30];['Messung 3'.D30])" office:value-type="float" office:value="-19.6158706666667">
            <text:p>-19,6158706667</text:p>
          </table:table-cell>
          <table:table-cell table:formula="of:=STDEV(['Messung 1'.D30];['Messung 2'.D30];['Messung 3'.D30])" office:value-type="float" office:value="0.364446165882333">
            <text:p>0,3644461659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AVERAGE(['Messung 1'.B31];['Messung 2'.B31];['Messung 3'.B31])" office:value-type="float" office:value="15.3256226666667">
            <text:p>15,3256226667</text:p>
          </table:table-cell>
          <table:table-cell table:formula="of:=STDEV(['Messung 1'.B31];['Messung 2'.B31];['Messung 3'.B31])" office:value-type="float" office:value="0.234348447352085">
            <text:p>0,2343484474</text:p>
          </table:table-cell>
          <table:table-cell table:formula="of:=AVERAGE(['Messung 1'.D31];['Messung 2'.D31];['Messung 3'.D31])" office:value-type="float" office:value="-23.4192473333333">
            <text:p>-23,4192473333</text:p>
          </table:table-cell>
          <table:table-cell table:formula="of:=STDEV(['Messung 1'.D31];['Messung 2'.D31];['Messung 3'.D31])" office:value-type="float" office:value="1.27906177367684">
            <text:p>1,2790617737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AVERAGE(['Messung 1'.B32];['Messung 2'.B32];['Messung 3'.B32])" office:value-type="float" office:value="15.271814">
            <text:p>15,271814</text:p>
          </table:table-cell>
          <table:table-cell table:formula="of:=STDEV(['Messung 1'.B32];['Messung 2'.B32];['Messung 3'.B32])" office:value-type="float" office:value="0.140859420355899">
            <text:p>0,1408594204</text:p>
          </table:table-cell>
          <table:table-cell table:formula="of:=AVERAGE(['Messung 1'.D32];['Messung 2'.D32];['Messung 3'.D32])" office:value-type="float" office:value="-26.340222">
            <text:p>-26,340222</text:p>
          </table:table-cell>
          <table:table-cell table:formula="of:=STDEV(['Messung 1'.D32];['Messung 2'.D32];['Messung 3'.D32])" office:value-type="float" office:value="0.898222582763872">
            <text:p>0,8982225828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essung 1" table:style-name="ta1">
        <table:table-column table:style-name="co2" table:number-columns-repeated="4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/>
          <table:table-cell office:value-type="string">
            <text:p>Drag transducer [mV/V]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5.434158">
            <text:p>5,434158</text:p>
          </table:table-cell>
          <table:table-cell/>
          <table:table-cell office:value-type="float" office:value="-23.838788">
            <text:p>-23,838788</text:p>
          </table:table-cell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5.433135">
            <text:p>5,433135</text:p>
          </table:table-cell>
          <table:table-cell/>
          <table:table-cell office:value-type="float" office:value="-20.910174">
            <text:p>-20,910174</text:p>
          </table:table-cell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.462858">
            <text:p>5,462858</text:p>
          </table:table-cell>
          <table:table-cell/>
          <table:table-cell office:value-type="float" office:value="-17.946763">
            <text:p>-17,946763</text:p>
          </table:table-cell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5.620815">
            <text:p>5,620815</text:p>
          </table:table-cell>
          <table:table-cell/>
          <table:table-cell office:value-type="float" office:value="-15.08236">
            <text:p>-15,08236</text:p>
          </table:table-cell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5.816495">
            <text:p>5,816495</text:p>
          </table:table-cell>
          <table:table-cell/>
          <table:table-cell office:value-type="float" office:value="-12.462233">
            <text:p>-12,462233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6.168977">
            <text:p>6,168977</text:p>
          </table:table-cell>
          <table:table-cell/>
          <table:table-cell office:value-type="float" office:value="-9.797801">
            <text:p>-9,797801</text:p>
          </table:table-cell>
        </table:table-row>
        <table:table-row table:style-name="ro2">
          <table:table-cell office:value-type="float" office:value="-27">
            <text:p>-27</text:p>
          </table:table-cell>
          <table:table-cell office:value-type="float" office:value="6.409902">
            <text:p>6,409902</text:p>
          </table:table-cell>
          <table:table-cell/>
          <table:table-cell office:value-type="float" office:value="-7.942538">
            <text:p>-7,942538</text:p>
          </table:table-cell>
        </table:table-row>
        <table:table-row table:style-name="ro2">
          <table:table-cell office:value-type="float" office:value="-24">
            <text:p>-24</text:p>
          </table:table-cell>
          <table:table-cell office:value-type="float" office:value="6.698586">
            <text:p>6,698586</text:p>
          </table:table-cell>
          <table:table-cell/>
          <table:table-cell office:value-type="float" office:value="-5.976248">
            <text:p>-5,976248</text:p>
          </table:table-cell>
        </table:table-row>
        <table:table-row table:style-name="ro2">
          <table:table-cell office:value-type="float" office:value="-21">
            <text:p>-21</text:p>
          </table:table-cell>
          <table:table-cell office:value-type="float" office:value="6.864955">
            <text:p>6,864955</text:p>
          </table:table-cell>
          <table:table-cell/>
          <table:table-cell office:value-type="float" office:value="-4.589288">
            <text:p>-4,589288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office:value-type="float" office:value="7.059226">
            <text:p>7,059226</text:p>
          </table:table-cell>
          <table:table-cell/>
          <table:table-cell office:value-type="float" office:value="-3.278915">
            <text:p>-3,278915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7.193266">
            <text:p>7,193266</text:p>
          </table:table-cell>
          <table:table-cell/>
          <table:table-cell office:value-type="float" office:value="-2.154435">
            <text:p>-2,154435</text:p>
          </table:table-cell>
        </table:table-row>
        <table:table-row table:style-name="ro2">
          <table:table-cell office:value-type="float" office:value="-12">
            <text:p>-12</text:p>
          </table:table-cell>
          <table:table-cell office:value-type="float" office:value="7.411933">
            <text:p>7,411933</text:p>
          </table:table-cell>
          <table:table-cell/>
          <table:table-cell office:value-type="float" office:value="-1.113805">
            <text:p>-1,113805</text:p>
          </table:table-cell>
        </table:table-row>
        <table:table-row table:style-name="ro2">
          <table:table-cell office:value-type="float" office:value="-9">
            <text:p>-9</text:p>
          </table:table-cell>
          <table:table-cell office:value-type="float" office:value="7.621445">
            <text:p>7,621445</text:p>
          </table:table-cell>
          <table:table-cell/>
          <table:table-cell office:value-type="float" office:value="-0.18022">
            <text:p>-0,18022</text:p>
          </table:table-cell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8.066573">
            <text:p>8,066573</text:p>
          </table:table-cell>
          <table:table-cell/>
          <table:table-cell office:value-type="float" office:value="0.668492">
            <text:p>0,668492</text:p>
          </table:table-cell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8.912046">
            <text:p>8,912046</text:p>
          </table:table-cell>
          <table:table-cell/>
          <table:table-cell office:value-type="float" office:value="1.363775">
            <text:p>1,36377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.337866">
            <text:p>10,337866</text:p>
          </table:table-cell>
          <table:table-cell/>
          <table:table-cell office:value-type="float" office:value="1.746495">
            <text:p>1,74649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.82914">
            <text:p>11,82914</text:p>
          </table:table-cell>
          <table:table-cell/>
          <table:table-cell office:value-type="float" office:value="1.72474">
            <text:p>1,7247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.290171">
            <text:p>13,290171</text:p>
          </table:table-cell>
          <table:table-cell/>
          <table:table-cell office:value-type="float" office:value="1.480938">
            <text:p>1,48093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.254633">
            <text:p>14,254633</text:p>
          </table:table-cell>
          <table:table-cell/>
          <table:table-cell office:value-type="float" office:value="0.72441">
            <text:p>0,7244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.030156">
            <text:p>15,030156</text:p>
          </table:table-cell>
          <table:table-cell/>
          <table:table-cell office:value-type="float" office:value="-0.419287">
            <text:p>-0,41928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.092723">
            <text:p>15,092723</text:p>
          </table:table-cell>
          <table:table-cell/>
          <table:table-cell office:value-type="float" office:value="-2.759547">
            <text:p>-2,75954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.584693">
            <text:p>14,584693</text:p>
          </table:table-cell>
          <table:table-cell/>
          <table:table-cell office:value-type="float" office:value="-4.774268">
            <text:p>-4,774268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.397288">
            <text:p>14,397288</text:p>
          </table:table-cell>
          <table:table-cell/>
          <table:table-cell office:value-type="float" office:value="-6.123343">
            <text:p>-6,12334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.229091">
            <text:p>14,229091</text:p>
          </table:table-cell>
          <table:table-cell/>
          <table:table-cell office:value-type="float" office:value="-7.333956">
            <text:p>-7,33395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.20477">
            <text:p>14,20477</text:p>
          </table:table-cell>
          <table:table-cell/>
          <table:table-cell office:value-type="float" office:value="-8.804995">
            <text:p>-8,80499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.271303">
            <text:p>14,271303</text:p>
          </table:table-cell>
          <table:table-cell/>
          <table:table-cell office:value-type="float" office:value="-10.52925">
            <text:p>-10,5292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.467961">
            <text:p>14,467961</text:p>
          </table:table-cell>
          <table:table-cell/>
          <table:table-cell office:value-type="float" office:value="-12.868965">
            <text:p>-12,86896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.061928">
            <text:p>15,061928</text:p>
          </table:table-cell>
          <table:table-cell/>
          <table:table-cell office:value-type="float" office:value="-17.070006">
            <text:p>-17,07000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.162831">
            <text:p>15,162831</text:p>
          </table:table-cell>
          <table:table-cell/>
          <table:table-cell office:value-type="float" office:value="-19.198611">
            <text:p>-19,19861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.246013">
            <text:p>15,246013</text:p>
          </table:table-cell>
          <table:table-cell/>
          <table:table-cell office:value-type="float" office:value="-22.634808">
            <text:p>-22,63480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.377843">
            <text:p>15,377843</text:p>
          </table:table-cell>
          <table:table-cell/>
          <table:table-cell office:value-type="float" office:value="-26.864393">
            <text:p>-26,864393</text:p>
          </table:table-cell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essung 2" table:style-name="ta1">
        <table:table-column table:style-name="co2" table:number-columns-repeated="4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/>
          <table:table-cell office:value-type="string">
            <text:p>Drag transducer [mV/V]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5.41797">
            <text:p>5,41797</text:p>
          </table:table-cell>
          <table:table-cell/>
          <table:table-cell office:value-type="float" office:value="-23.663431">
            <text:p>-23,663431</text:p>
          </table:table-cell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5.423848">
            <text:p>5,423848</text:p>
          </table:table-cell>
          <table:table-cell/>
          <table:table-cell office:value-type="float" office:value="-21.089558">
            <text:p>-21,089558</text:p>
          </table:table-cell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.434057">
            <text:p>5,434057</text:p>
          </table:table-cell>
          <table:table-cell/>
          <table:table-cell office:value-type="float" office:value="-17.854466">
            <text:p>-17,854466</text:p>
          </table:table-cell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5.611742">
            <text:p>5,611742</text:p>
          </table:table-cell>
          <table:table-cell/>
          <table:table-cell office:value-type="float" office:value="-15.333916">
            <text:p>-15,333916</text:p>
          </table:table-cell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5.761318">
            <text:p>5,761318</text:p>
          </table:table-cell>
          <table:table-cell/>
          <table:table-cell office:value-type="float" office:value="-12.55961">
            <text:p>-12,55961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5.93825">
            <text:p>5,93825</text:p>
          </table:table-cell>
          <table:table-cell/>
          <table:table-cell office:value-type="float" office:value="-10.336408">
            <text:p>-10,336408</text:p>
          </table:table-cell>
        </table:table-row>
        <table:table-row table:style-name="ro2">
          <table:table-cell office:value-type="float" office:value="-27">
            <text:p>-27</text:p>
          </table:table-cell>
          <table:table-cell office:value-type="float" office:value="6.467861">
            <text:p>6,467861</text:p>
          </table:table-cell>
          <table:table-cell/>
          <table:table-cell office:value-type="float" office:value="-7.94586">
            <text:p>-7,94586</text:p>
          </table:table-cell>
        </table:table-row>
        <table:table-row table:style-name="ro2">
          <table:table-cell office:value-type="float" office:value="-24">
            <text:p>-24</text:p>
          </table:table-cell>
          <table:table-cell office:value-type="float" office:value="6.68805">
            <text:p>6,68805</text:p>
          </table:table-cell>
          <table:table-cell/>
          <table:table-cell office:value-type="float" office:value="-6.077705">
            <text:p>-6,077705</text:p>
          </table:table-cell>
        </table:table-row>
        <table:table-row table:style-name="ro2">
          <table:table-cell office:value-type="float" office:value="-21">
            <text:p>-21</text:p>
          </table:table-cell>
          <table:table-cell office:value-type="float" office:value="6.909581">
            <text:p>6,909581</text:p>
          </table:table-cell>
          <table:table-cell/>
          <table:table-cell office:value-type="float" office:value="-4.43891">
            <text:p>-4,43891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office:value-type="float" office:value="7.073778">
            <text:p>7,073778</text:p>
          </table:table-cell>
          <table:table-cell/>
          <table:table-cell office:value-type="float" office:value="-3.388702">
            <text:p>-3,388702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7.23651">
            <text:p>7,23651</text:p>
          </table:table-cell>
          <table:table-cell/>
          <table:table-cell office:value-type="float" office:value="-2.122102">
            <text:p>-2,122102</text:p>
          </table:table-cell>
        </table:table-row>
        <table:table-row table:style-name="ro2">
          <table:table-cell office:value-type="float" office:value="-12">
            <text:p>-12</text:p>
          </table:table-cell>
          <table:table-cell office:value-type="float" office:value="7.424153">
            <text:p>7,424153</text:p>
          </table:table-cell>
          <table:table-cell/>
          <table:table-cell office:value-type="float" office:value="-1.138557">
            <text:p>-1,138557</text:p>
          </table:table-cell>
        </table:table-row>
        <table:table-row table:style-name="ro2">
          <table:table-cell office:value-type="float" office:value="-9">
            <text:p>-9</text:p>
          </table:table-cell>
          <table:table-cell office:value-type="float" office:value="7.682415">
            <text:p>7,682415</text:p>
          </table:table-cell>
          <table:table-cell/>
          <table:table-cell office:value-type="float" office:value="-0.185985">
            <text:p>-0,185985</text:p>
          </table:table-cell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8.069326">
            <text:p>8,069326</text:p>
          </table:table-cell>
          <table:table-cell/>
          <table:table-cell office:value-type="float" office:value="0.653665">
            <text:p>0,653665</text:p>
          </table:table-cell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8.938263">
            <text:p>8,938263</text:p>
          </table:table-cell>
          <table:table-cell/>
          <table:table-cell office:value-type="float" office:value="1.37722">
            <text:p>1,377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.347988">
            <text:p>10,347988</text:p>
          </table:table-cell>
          <table:table-cell/>
          <table:table-cell office:value-type="float" office:value="1.72505">
            <text:p>1,725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.824948">
            <text:p>11,824948</text:p>
          </table:table-cell>
          <table:table-cell/>
          <table:table-cell office:value-type="float" office:value="1.687478">
            <text:p>1,68747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.330588">
            <text:p>13,330588</text:p>
          </table:table-cell>
          <table:table-cell/>
          <table:table-cell office:value-type="float" office:value="1.480833">
            <text:p>1,4808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.271815">
            <text:p>14,271815</text:p>
          </table:table-cell>
          <table:table-cell/>
          <table:table-cell office:value-type="float" office:value="0.699963">
            <text:p>0,69996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.087076">
            <text:p>15,087076</text:p>
          </table:table-cell>
          <table:table-cell/>
          <table:table-cell office:value-type="float" office:value="-0.4186">
            <text:p>-0,418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.203413">
            <text:p>15,203413</text:p>
          </table:table-cell>
          <table:table-cell/>
          <table:table-cell office:value-type="float" office:value="-2.818675">
            <text:p>-2,8186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.561403">
            <text:p>14,561403</text:p>
          </table:table-cell>
          <table:table-cell/>
          <table:table-cell office:value-type="float" office:value="-4.721373">
            <text:p>-4,72137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.333845">
            <text:p>14,333845</text:p>
          </table:table-cell>
          <table:table-cell/>
          <table:table-cell office:value-type="float" office:value="-6.111945">
            <text:p>-6,11194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.168811">
            <text:p>14,168811</text:p>
          </table:table-cell>
          <table:table-cell/>
          <table:table-cell office:value-type="float" office:value="-7.227696">
            <text:p>-7,22769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.177536">
            <text:p>14,177536</text:p>
          </table:table-cell>
          <table:table-cell/>
          <table:table-cell office:value-type="float" office:value="-8.725941">
            <text:p>-8,72594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.310088">
            <text:p>14,310088</text:p>
          </table:table-cell>
          <table:table-cell/>
          <table:table-cell office:value-type="float" office:value="-10.601873">
            <text:p>-10,60187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.553646">
            <text:p>14,553646</text:p>
          </table:table-cell>
          <table:table-cell/>
          <table:table-cell office:value-type="float" office:value="-13.136546">
            <text:p>-13,13654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.980508">
            <text:p>14,980508</text:p>
          </table:table-cell>
          <table:table-cell/>
          <table:table-cell office:value-type="float" office:value="-16.830586">
            <text:p>-16,83058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.190055">
            <text:p>15,190055</text:p>
          </table:table-cell>
          <table:table-cell/>
          <table:table-cell office:value-type="float" office:value="-19.871848">
            <text:p>-19,871848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.589405">
            <text:p>15,589405</text:p>
          </table:table-cell>
          <table:table-cell/>
          <table:table-cell office:value-type="float" office:value="-24.895206">
            <text:p>-24,89520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.325616">
            <text:p>15,325616</text:p>
          </table:table-cell>
          <table:table-cell/>
          <table:table-cell office:value-type="float" office:value="-26.853209">
            <text:p>-26,853209</text:p>
          </table:table-cell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essung 3" table:style-name="ta1">
        <table:table-column table:style-name="co2" table:number-columns-repeated="4" table:default-cell-style-name="Default"/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/>
          <table:table-cell office:value-type="string">
            <text:p>Drag transducer [mV/V]</text:p>
          </table:table-cell>
        </table:table-row>
        <table:table-row table:style-name="ro2">
          <table:table-cell office:value-type="float" office:value="-45">
            <text:p>-45</text:p>
          </table:table-cell>
          <table:table-cell office:value-type="float" office:value="5.420048">
            <text:p>5,420048</text:p>
          </table:table-cell>
          <table:table-cell/>
          <table:table-cell office:value-type="float" office:value="-23.503296">
            <text:p>-23,503296</text:p>
          </table:table-cell>
        </table:table-row>
        <table:table-row table:style-name="ro2">
          <table:table-cell office:value-type="float" office:value="-42">
            <text:p>-42</text:p>
          </table:table-cell>
          <table:table-cell office:value-type="float" office:value="5.418243">
            <text:p>5,418243</text:p>
          </table:table-cell>
          <table:table-cell/>
          <table:table-cell office:value-type="float" office:value="-20.896064">
            <text:p>-20,896064</text:p>
          </table:table-cell>
        </table:table-row>
        <table:table-row table:style-name="ro2">
          <table:table-cell office:value-type="float" office:value="-39">
            <text:p>-39</text:p>
          </table:table-cell>
          <table:table-cell office:value-type="float" office:value="5.422083">
            <text:p>5,422083</text:p>
          </table:table-cell>
          <table:table-cell/>
          <table:table-cell office:value-type="float" office:value="-18.334966">
            <text:p>-18,334966</text:p>
          </table:table-cell>
        </table:table-row>
        <table:table-row table:style-name="ro2">
          <table:table-cell office:value-type="float" office:value="-36">
            <text:p>-36</text:p>
          </table:table-cell>
          <table:table-cell office:value-type="float" office:value="5.692468">
            <text:p>5,692468</text:p>
          </table:table-cell>
          <table:table-cell/>
          <table:table-cell office:value-type="float" office:value="-15.213213">
            <text:p>-15,213213</text:p>
          </table:table-cell>
        </table:table-row>
        <table:table-row table:style-name="ro2">
          <table:table-cell office:value-type="float" office:value="-33">
            <text:p>-33</text:p>
          </table:table-cell>
          <table:table-cell office:value-type="float" office:value="5.675413">
            <text:p>5,675413</text:p>
          </table:table-cell>
          <table:table-cell/>
          <table:table-cell office:value-type="float" office:value="-13.241873">
            <text:p>-13,241873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6.272455">
            <text:p>6,272455</text:p>
          </table:table-cell>
          <table:table-cell/>
          <table:table-cell office:value-type="float" office:value="-9.682343">
            <text:p>-9,682343</text:p>
          </table:table-cell>
        </table:table-row>
        <table:table-row table:style-name="ro2">
          <table:table-cell office:value-type="float" office:value="-27">
            <text:p>-27</text:p>
          </table:table-cell>
          <table:table-cell office:value-type="float" office:value="6.568217">
            <text:p>6,568217</text:p>
          </table:table-cell>
          <table:table-cell/>
          <table:table-cell office:value-type="float" office:value="-7.415855">
            <text:p>-7,415855</text:p>
          </table:table-cell>
        </table:table-row>
        <table:table-row table:style-name="ro2">
          <table:table-cell office:value-type="float" office:value="-24">
            <text:p>-24</text:p>
          </table:table-cell>
          <table:table-cell office:value-type="float" office:value="6.72533">
            <text:p>6,72533</text:p>
          </table:table-cell>
          <table:table-cell/>
          <table:table-cell office:value-type="float" office:value="-6.004873">
            <text:p>-6,004873</text:p>
          </table:table-cell>
        </table:table-row>
        <table:table-row table:style-name="ro2">
          <table:table-cell office:value-type="float" office:value="-21">
            <text:p>-21</text:p>
          </table:table-cell>
          <table:table-cell office:value-type="float" office:value="6.94031">
            <text:p>6,94031</text:p>
          </table:table-cell>
          <table:table-cell/>
          <table:table-cell office:value-type="float" office:value="-4.50611">
            <text:p>-4,50611</text:p>
          </table:table-cell>
        </table:table-row>
        <table:table-row table:style-name="ro2">
          <table:table-cell office:value-type="float" office:value="-18">
            <text:p>-18</text:p>
          </table:table-cell>
          <table:table-cell office:value-type="float" office:value="7.049756">
            <text:p>7,049756</text:p>
          </table:table-cell>
          <table:table-cell/>
          <table:table-cell office:value-type="float" office:value="-3.376475">
            <text:p>-3,376475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7.25015">
            <text:p>7,25015</text:p>
          </table:table-cell>
          <table:table-cell/>
          <table:table-cell office:value-type="float" office:value="-2.213767">
            <text:p>-2,213767</text:p>
          </table:table-cell>
        </table:table-row>
        <table:table-row table:style-name="ro2">
          <table:table-cell office:value-type="float" office:value="-12">
            <text:p>-12</text:p>
          </table:table-cell>
          <table:table-cell office:value-type="float" office:value="7.466155">
            <text:p>7,466155</text:p>
          </table:table-cell>
          <table:table-cell/>
          <table:table-cell office:value-type="float" office:value="-1.131163">
            <text:p>-1,131163</text:p>
          </table:table-cell>
        </table:table-row>
        <table:table-row table:style-name="ro2">
          <table:table-cell office:value-type="float" office:value="-9">
            <text:p>-9</text:p>
          </table:table-cell>
          <table:table-cell office:value-type="float" office:value="7.648223">
            <text:p>7,648223</text:p>
          </table:table-cell>
          <table:table-cell/>
          <table:table-cell office:value-type="float" office:value="-0.212365">
            <text:p>-0,212365</text:p>
          </table:table-cell>
        </table:table-row>
        <table:table-row table:style-name="ro2">
          <table:table-cell office:value-type="float" office:value="-6">
            <text:p>-6</text:p>
          </table:table-cell>
          <table:table-cell office:value-type="float" office:value="8.049485">
            <text:p>8,049485</text:p>
          </table:table-cell>
          <table:table-cell/>
          <table:table-cell office:value-type="float" office:value="0.64416">
            <text:p>0,64416</text:p>
          </table:table-cell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8.866313">
            <text:p>8,866313</text:p>
          </table:table-cell>
          <table:table-cell/>
          <table:table-cell office:value-type="float" office:value="1.328383">
            <text:p>1,32838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.307996">
            <text:p>10,307996</text:p>
          </table:table-cell>
          <table:table-cell/>
          <table:table-cell office:value-type="float" office:value="1.71614">
            <text:p>1,7161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.802503">
            <text:p>11,802503</text:p>
          </table:table-cell>
          <table:table-cell/>
          <table:table-cell office:value-type="float" office:value="1.69177">
            <text:p>1,691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.278171">
            <text:p>13,278171</text:p>
          </table:table-cell>
          <table:table-cell/>
          <table:table-cell office:value-type="float" office:value="1.456322">
            <text:p>1,45632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.24491">
            <text:p>14,24491</text:p>
          </table:table-cell>
          <table:table-cell/>
          <table:table-cell office:value-type="float" office:value="0.706057">
            <text:p>0,7060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.022328">
            <text:p>15,022328</text:p>
          </table:table-cell>
          <table:table-cell/>
          <table:table-cell office:value-type="float" office:value="-0.406308">
            <text:p>-0,40630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.064915">
            <text:p>15,064915</text:p>
          </table:table-cell>
          <table:table-cell/>
          <table:table-cell office:value-type="float" office:value="-2.763685">
            <text:p>-2,7636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.527968">
            <text:p>14,527968</text:p>
          </table:table-cell>
          <table:table-cell/>
          <table:table-cell office:value-type="float" office:value="-4.788933">
            <text:p>-4,7889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.341958">
            <text:p>14,341958</text:p>
          </table:table-cell>
          <table:table-cell/>
          <table:table-cell office:value-type="float" office:value="-6.119018">
            <text:p>-6,119018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.241386">
            <text:p>14,241386</text:p>
          </table:table-cell>
          <table:table-cell/>
          <table:table-cell office:value-type="float" office:value="-7.394908">
            <text:p>-7,394908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.13283">
            <text:p>14,13283</text:p>
          </table:table-cell>
          <table:table-cell/>
          <table:table-cell office:value-type="float" office:value="-8.75571">
            <text:p>-8,7557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.325203">
            <text:p>14,325203</text:p>
          </table:table-cell>
          <table:table-cell/>
          <table:table-cell office:value-type="float" office:value="-10.760315">
            <text:p>-10,76031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.362291">
            <text:p>14,362291</text:p>
          </table:table-cell>
          <table:table-cell/>
          <table:table-cell office:value-type="float" office:value="-12.866131">
            <text:p>-12,86613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.985883">
            <text:p>14,985883</text:p>
          </table:table-cell>
          <table:table-cell/>
          <table:table-cell office:value-type="float" office:value="-16.715806">
            <text:p>-16,715806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.202543">
            <text:p>15,202543</text:p>
          </table:table-cell>
          <table:table-cell/>
          <table:table-cell office:value-type="float" office:value="-19.777153">
            <text:p>-19,77715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.14145">
            <text:p>15,14145</text:p>
          </table:table-cell>
          <table:table-cell/>
          <table:table-cell office:value-type="float" office:value="-22.727728">
            <text:p>-22,72772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5.111983">
            <text:p>15,111983</text:p>
          </table:table-cell>
          <table:table-cell/>
          <table:table-cell office:value-type="float" office:value="-25.303064">
            <text:p>-25,303064</text:p>
          </table:table-cell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Nullmessung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>
            <text:p>Nullmessung 1</text:p>
          </table:table-cell>
          <table:table-cell table:number-columns-repeated="6"/>
          <table:table-cell office:value-type="string">
            <text:p>Durchnischnitt</text:p>
          </table:table-cell>
        </table:table-row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 office:value-type="string">
            <text:p>stdev lift [mV/V]</text:p>
          </table:table-cell>
          <table:table-cell office:value-type="string">
            <text:p>Drag transducer [mV/V]</text:p>
          </table:table-cell>
          <table:table-cell office:value-type="string">
            <text:p>stdev drag [mV/V]</text:p>
          </table:table-cell>
          <table:table-cell/>
          <table:table-cell office:value-type="string">
            <text:p>LIFT</text:p>
          </table:table-cell>
          <table:table-cell table:formula="of:=AVERAGE([.B3];[.B7];[.B11])" office:value-type="float" office:value="9.55990866666667">
            <text:p>9,559908666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554645">
            <text:p>9,554645</text:p>
          </table:table-cell>
          <table:table-cell office:value-type="float" office:value="0.075561">
            <text:p>0,075561</text:p>
          </table:table-cell>
          <table:table-cell office:value-type="float" office:value="4.049407">
            <text:p>4,049407</text:p>
          </table:table-cell>
          <table:table-cell office:value-type="float" office:value="0.114868">
            <text:p>0,114868</text:p>
          </table:table-cell>
          <table:table-cell/>
          <table:table-cell office:value-type="string">
            <text:p>STDEV LIFT</text:p>
          </table:table-cell>
          <table:table-cell table:formula="of:=AVERAGE([.C3];[.C7];[.C11])" office:value-type="float" office:value="0.0606556666666667">
            <text:p>0,060655666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Nullmessung 2</text:p>
          </table:table-cell>
          <table:table-cell table:number-columns-repeated="5"/>
          <table:table-cell office:value-type="string">
            <text:p>DRAG</text:p>
          </table:table-cell>
          <table:table-cell table:formula="of:=AVERAGE([.D3];[.D7];[.D11])" office:value-type="float" office:value="3.940174">
            <text:p>3,940174</text:p>
          </table:table-cell>
        </table:table-row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 office:value-type="string">
            <text:p>stdev lift [mV/V]</text:p>
          </table:table-cell>
          <table:table-cell office:value-type="string">
            <text:p>Drag transducer [mV/V]</text:p>
          </table:table-cell>
          <table:table-cell office:value-type="string">
            <text:p>stdev drag [mV/V]</text:p>
          </table:table-cell>
          <table:table-cell/>
          <table:table-cell office:value-type="string">
            <text:p>STDEV DRAG</text:p>
          </table:table-cell>
          <table:table-cell table:formula="of:=AVERAGE([.E3];[.E7];[.E11])" office:value-type="float" office:value="0.082369">
            <text:p>0,08236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572015">
            <text:p>9,572015</text:p>
          </table:table-cell>
          <table:table-cell office:value-type="float" office:value="0.048616">
            <text:p>0,048616</text:p>
          </table:table-cell>
          <table:table-cell office:value-type="float" office:value="3.877872">
            <text:p>3,877872</text:p>
          </table:table-cell>
          <table:table-cell office:value-type="float" office:value="0.083448">
            <text:p>0,083448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Nullmessung 3</text:p>
          </table:table-cell>
          <table:table-cell table:number-columns-repeated="7"/>
        </table:table-row>
        <table:table-row table:style-name="ro1">
          <table:table-cell office:value-type="string">
            <text:p>Stepper [degrees]</text:p>
          </table:table-cell>
          <table:table-cell office:value-type="string">
            <text:p>Lift transducer [mV/V]</text:p>
          </table:table-cell>
          <table:table-cell office:value-type="string">
            <text:p>stdev lift [mV/V]</text:p>
          </table:table-cell>
          <table:table-cell office:value-type="string">
            <text:p>Drag transducer [mV/V]</text:p>
          </table:table-cell>
          <table:table-cell office:value-type="string">
            <text:p>stdev drag [mV/V]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553066">
            <text:p>9,553066</text:p>
          </table:table-cell>
          <table:table-cell office:value-type="float" office:value="0.05779">
            <text:p>0,05779</text:p>
          </table:table-cell>
          <table:table-cell office:value-type="float" office:value="3.893243">
            <text:p>3,893243</text:p>
          </table:table-cell>
          <table:table-cell office:value-type="float" office:value="0.048791">
            <text:p>0,04879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 style:data-style-name="N2" text:time-value="0000-00-00T10:12:3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joscha Sander</meta:initial-creator>
    <meta:creation-date>2013-04-04T00:28:02</meta:creation-date>
    <dc:date>2013-04-11T10:14:08</dc:date>
    <dc:creator>Aljoscha Sander</dc:creator>
    <meta:editing-duration>PT21M35S</meta:editing-duration>
    <meta:editing-cycles>4</meta:editing-cycles>
    <meta:generator>LibreOffice/3.6$Linux_X86_64 LibreOffice_project/360m1$Build-2</meta:generator>
    <meta:document-statistic meta:table-count="5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11000000DD000000DDB1B86C74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11000000DD000000DDB1B86C74.svm" xlink:type="simple" xlink:actuate="onLoad"/>
      </style:chart-properties>
      <style:graphic-properties draw:stroke="dash" draw:stroke-dash="Ultrafine_20_2_20_Dots_20_3_20_Dashes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dash" draw:stroke-dash="Fine_20_Dashe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39cm" svg:height="16.654cm" xlink:href=".." xlink:type="simple" chart:class="chart:scatter" chart:style-name="ch1">
        <chart:title svg:x="7.923cm" svg:y="0.469cm" chart:style-name="ch2">
          <text:p>LIFT gegen DRAG</text:p>
        </chart:title>
        <chart:subtitle svg:x="5.978cm" svg:y="1.581cm" chart:style-name="ch3">
          <text:p>DATEN SIND NICHT OFFSETBEREINIGT</text:p>
        </chart:subtitle>
        <chart:legend chart:legend-position="end" svg:x="16.516cm" svg:y="8.028cm" style:legend-expansion="high" chart:style-name="ch4"/>
        <chart:plot-area chart:style-name="ch5" table:cell-range-address="Ergebnisse.D1:Ergebnisse.D32 Ergebnisse.B2:Ergebnisse.B32" chart:data-source-has-labels="row" svg:x="0.842cm" svg:y="2.93cm" svg:width="14.89cm" svg:height="12.971cm">
          <chartooo:coordinate-region svg:x="0.935cm" svg:y="3.129cm" svg:width="14.557cm" svg:height="12.12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Ergebnisse.B2:Ergebnisse.B32" chart:label-cell-address="Ergebnisse.D1:Ergebnisse.D1" chart:class="chart:scatter">
            <chart:domain table:cell-range-address="Ergebnisse.D2:Ergebnisse.D32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DRAG</text:p>
                <draw:g>
                  <svg:desc>Ergebnisse.D1:Ergebniss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3.668505">
                <text:p>-23.668505</text:p>
                <draw:g>
                  <svg:desc>Ergebnisse.D2:Ergebnisse.D32</svg:desc>
                </draw:g>
              </table:table-cell>
              <table:table-cell office:value-type="float" office:value="5.42405866666667">
                <text:p>5.42405866666667</text:p>
                <draw:g>
                  <svg:desc>Ergebnisse.B2:Ergebnisse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.9652653333333">
                <text:p>-20.9652653333333</text:p>
              </table:table-cell>
              <table:table-cell office:value-type="float" office:value="5.42507533333333">
                <text:p>5.425075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0453983333333">
                <text:p>-18.0453983333333</text:p>
              </table:table-cell>
              <table:table-cell office:value-type="float" office:value="5.439666">
                <text:p>5.43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2098296666667">
                <text:p>-15.2098296666667</text:p>
              </table:table-cell>
              <table:table-cell office:value-type="float" office:value="5.641675">
                <text:p>5.641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754572">
                <text:p>-12.754572</text:p>
              </table:table-cell>
              <table:table-cell office:value-type="float" office:value="5.75107533333333">
                <text:p>5.751075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93885066666667">
                <text:p>-9.93885066666667</text:p>
              </table:table-cell>
              <table:table-cell office:value-type="float" office:value="6.12656066666667">
                <text:p>6.126560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76808433333333">
                <text:p>-7.76808433333333</text:p>
              </table:table-cell>
              <table:table-cell office:value-type="float" office:value="6.48199333333333">
                <text:p>6.48199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01960866666667">
                <text:p>-6.01960866666667</text:p>
              </table:table-cell>
              <table:table-cell office:value-type="float" office:value="6.70398866666667">
                <text:p>6.703988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511436">
                <text:p>-4.511436</text:p>
              </table:table-cell>
              <table:table-cell office:value-type="float" office:value="6.90494866666667">
                <text:p>6.904948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34803066666667">
                <text:p>-3.34803066666667</text:p>
              </table:table-cell>
              <table:table-cell office:value-type="float" office:value="7.06092">
                <text:p>7.06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16343466666667">
                <text:p>-2.16343466666667</text:p>
              </table:table-cell>
              <table:table-cell office:value-type="float" office:value="7.226642">
                <text:p>7.22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2784166666667">
                <text:p>-1.12784166666667</text:p>
              </table:table-cell>
              <table:table-cell office:value-type="float" office:value="7.43408033333333">
                <text:p>7.434080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92856666666667">
                <text:p>-0.192856666666667</text:p>
              </table:table-cell>
              <table:table-cell office:value-type="float" office:value="7.65069433333333">
                <text:p>7.650694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5439">
                <text:p>0.655439</text:p>
              </table:table-cell>
              <table:table-cell office:value-type="float" office:value="8.06179466666667">
                <text:p>8.061794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5645933333333">
                <text:p>1.35645933333333</text:p>
              </table:table-cell>
              <table:table-cell office:value-type="float" office:value="8.90554066666667">
                <text:p>8.905540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922833333333">
                <text:p>1.72922833333333</text:p>
              </table:table-cell>
              <table:table-cell office:value-type="float" office:value="10.3312833333333">
                <text:p>10.3312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0132933333333">
                <text:p>1.70132933333333</text:p>
              </table:table-cell>
              <table:table-cell office:value-type="float" office:value="11.8188636666667">
                <text:p>11.818863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7269766666667">
                <text:p>1.47269766666667</text:p>
              </table:table-cell>
              <table:table-cell office:value-type="float" office:value="13.2996433333333">
                <text:p>13.29964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143333333333">
                <text:p>0.710143333333333</text:p>
              </table:table-cell>
              <table:table-cell office:value-type="float" office:value="14.2571193333333">
                <text:p>14.257119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14731666666667">
                <text:p>-0.414731666666667</text:p>
              </table:table-cell>
              <table:table-cell office:value-type="float" office:value="15.04652">
                <text:p>15.04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78063566666667">
                <text:p>-2.78063566666667</text:p>
              </table:table-cell>
              <table:table-cell office:value-type="float" office:value="15.1203503333333">
                <text:p>15.120350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76152466666667">
                <text:p>-4.76152466666667</text:p>
              </table:table-cell>
              <table:table-cell office:value-type="float" office:value="14.5580213333333">
                <text:p>14.558021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118102">
                <text:p>-6.118102</text:p>
              </table:table-cell>
              <table:table-cell office:value-type="float" office:value="14.357697">
                <text:p>14.357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31885333333333">
                <text:p>-7.31885333333333</text:p>
              </table:table-cell>
              <table:table-cell office:value-type="float" office:value="14.213096">
                <text:p>14.213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.76221533333333">
                <text:p>-8.76221533333333</text:p>
              </table:table-cell>
              <table:table-cell office:value-type="float" office:value="14.171712">
                <text:p>14.171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6304793333333">
                <text:p>-10.6304793333333</text:p>
              </table:table-cell>
              <table:table-cell office:value-type="float" office:value="14.302198">
                <text:p>14.302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957214">
                <text:p>-12.957214</text:p>
              </table:table-cell>
              <table:table-cell office:value-type="float" office:value="14.4612993333333">
                <text:p>14.461299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8721326666667">
                <text:p>-16.8721326666667</text:p>
              </table:table-cell>
              <table:table-cell office:value-type="float" office:value="15.0094396666667">
                <text:p>15.009439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9.6158706666667">
                <text:p>-19.6158706666667</text:p>
              </table:table-cell>
              <table:table-cell office:value-type="float" office:value="15.185143">
                <text:p>15.185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3.4192473333333">
                <text:p>-23.4192473333333</text:p>
              </table:table-cell>
              <table:table-cell office:value-type="float" office:value="15.3256226666667">
                <text:p>15.325622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6.340222">
                <text:p>-26.340222</text:p>
              </table:table-cell>
              <table:table-cell office:value-type="float" office:value="15.271814">
                <text:p>15.271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11000000DD000000DDB1B86C74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11000000DD000000DDB1B86C74.svm" xlink:type="simple" xlink:actuate="onLoad"/>
      </style:chart-properties>
      <style:graphic-properties draw:stroke="dash" draw:stroke-dash="Ultrafine_20_2_20_Dots_20_3_20_Dashes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78cm" svg:height="16.834cm" xlink:href=".." xlink:type="simple" chart:class="chart:scatter" chart:style-name="ch1">
        <chart:title svg:x="8.205cm" svg:y="0.472cm" chart:style-name="ch2">
          <text:p>ALPHAPOLARE</text:p>
        </chart:title>
        <chart:subtitle svg:x="6.578cm" svg:y="1.587cm" chart:style-name="ch3">
          <text:p>DATEN NICHT OFFSETBEREINIGT</text:p>
        </chart:subtitle>
        <chart:legend chart:legend-position="end" svg:x="16.92cm" svg:y="8.118cm" style:legend-expansion="high" chart:style-name="ch4"/>
        <chart:plot-area chart:style-name="ch5" table:cell-range-address="Ergebnisse.A2:Ergebnisse.B32 Ergebnisse.B1:Ergebnisse.B1" chart:data-source-has-labels="row" svg:x="0.845cm" svg:y="2.942cm" svg:width="15.285cm" svg:height="13.136cm">
          <chartooo:coordinate-region svg:x="1.083cm" svg:y="3.141cm" svg:width="14.86cm" svg:height="12.2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Ergebnisse.B2:Ergebnisse.B32" chart:label-cell-address="Ergebnisse.B1:Ergebnisse.B1" chart:class="chart:scatter">
            <chart:domain table:cell-range-address="Ergebnisse.A2:Ergebnisse.A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IFT</text:p>
                <draw:g>
                  <svg:desc>Ergebnisse.B1:Ergebniss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Ergebnisse.A2:Ergebnisse.A32</svg:desc>
                </draw:g>
              </table:table-cell>
              <table:table-cell office:value-type="float" office:value="5.42405866666667">
                <text:p>5.42405866666667</text:p>
                <draw:g>
                  <svg:desc>Ergebnisse.B2:Ergebnisse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2">
                <text:p>-42</text:p>
              </table:table-cell>
              <table:table-cell office:value-type="float" office:value="5.42507533333333">
                <text:p>5.425075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9">
                <text:p>-39</text:p>
              </table:table-cell>
              <table:table-cell office:value-type="float" office:value="5.439666">
                <text:p>5.43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6">
                <text:p>-36</text:p>
              </table:table-cell>
              <table:table-cell office:value-type="float" office:value="5.641675">
                <text:p>5.641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3">
                <text:p>-33</text:p>
              </table:table-cell>
              <table:table-cell office:value-type="float" office:value="5.75107533333333">
                <text:p>5.751075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">
                <text:p>-30</text:p>
              </table:table-cell>
              <table:table-cell office:value-type="float" office:value="6.12656066666667">
                <text:p>6.126560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  <table:table-cell office:value-type="float" office:value="6.48199333333333">
                <text:p>6.48199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">
                <text:p>-24</text:p>
              </table:table-cell>
              <table:table-cell office:value-type="float" office:value="6.70398866666667">
                <text:p>6.703988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1">
                <text:p>-21</text:p>
              </table:table-cell>
              <table:table-cell office:value-type="float" office:value="6.90494866666667">
                <text:p>6.904948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">
                <text:p>-18</text:p>
              </table:table-cell>
              <table:table-cell office:value-type="float" office:value="7.06092">
                <text:p>7.06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7.226642">
                <text:p>7.226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7.43408033333333">
                <text:p>7.434080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">
                <text:p>-9</text:p>
              </table:table-cell>
              <table:table-cell office:value-type="float" office:value="7.65069433333333">
                <text:p>7.650694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  <table:table-cell office:value-type="float" office:value="8.06179466666667">
                <text:p>8.061794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8.90554066666667">
                <text:p>8.905540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.3312833333333">
                <text:p>10.3312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.8188636666667">
                <text:p>11.818863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3.2996433333333">
                <text:p>13.29964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.2571193333333">
                <text:p>14.257119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5.04652">
                <text:p>15.04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5.1203503333333">
                <text:p>15.120350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4.5580213333333">
                <text:p>14.558021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4.357697">
                <text:p>14.357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213096">
                <text:p>14.213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4.171712">
                <text:p>14.171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4.302198">
                <text:p>14.302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14.4612993333333">
                <text:p>14.461299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15.0094396666667">
                <text:p>15.009439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15.185143">
                <text:p>15.185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5.3256226666667">
                <text:p>15.325622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15.271814">
                <text:p>15.271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